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3.1945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注解</text:p>
          </table:table-cell>
          <table:table-cell office:value-type="string" calcext:value-type="string">
            <text:p>数据库名</text:p>
          </table:table-cell>
          <table:table-cell office:value-type="string" calcext:value-type="string">
            <text:p>大写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机体番号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机体代号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日文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英文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中文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出现作品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office:value-type="string" calcext:value-type="string">
            <text:p>机体类型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所属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制造商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尺寸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裸机重量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全装重量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装甲材料及结构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发电机出力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推进力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加速度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传感器有效探测半径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固定武装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初次配备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内部环境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机师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选用武器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Varchar(64)</text:p>
          </table:table-cell>
          <table:table-cell/>
        </table:table-row>
        <table:table-row table:style-name="ro2">
          <table:table-cell office:value-type="string" calcext:value-type="string">
            <text:p>180度姿势变换所需时间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地上速度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水中速度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简介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Varchar(512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8</text:p>
          </table:table-cell>
          <table:table-cell office:value-type="string" calcext:value-type="string">
            <text:p>EXTEND8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9</text:p>
          </table:table-cell>
          <table:table-cell office:value-type="string" calcext:value-type="string">
            <text:p>EXTEND9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2">
          <table:table-cell office:value-type="string" calcext:value-type="string">
            <text:p>封面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这是存的dfs_id</text:p>
          </table:table-cell>
        </table:table-row>
        <table:table-row table:style-name="ro1">
          <table:table-cell office:value-type="string" calcext:value-type="string">
            <text:p>状态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操作者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Varchar(8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09:20:59.140272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7T00:22:34.474731205</meta:creation-date>
    <dc:date>2021-04-07T09:41:58.497102702</dc:date>
    <meta:editing-duration>PT44M46S</meta:editing-duration>
    <meta:editing-cycles>6</meta:editing-cycles>
    <meta:generator>LibreOffice/7.0.5.2$Linux_X86_64 LibreOffice_project/00$Build-2</meta:generator>
    <meta:document-statistic meta:table-count="1" meta:cell-count="166" meta:object-count="0"/>
  </office:meta>
</office:document-meta>
</file>